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have been waiting to feel the burst of joy I expected to feel when a decided to become a teacher. I backed into the decision. The company I’d been working at as an engineer then as a designer for eleven years went out of business and I was forced to make a change. I had three choices: A tech company was wooing me to run their design department. I considered starting my own school to teach computer science as a late-in-life career for working class women. Meanwhile I had been consulting at Dalton and they asked me to join full-time.</text:p>
      <text:p text:style-name="Normal">I wish I could say it was a clear choice. The satisfaction I felt from walking a student through a journey of understanding was a big draw. But I also felt a constant buzzing that bore out of stress, of inter-department competition, of an uneasy feeling that the work I prepared would be thrown out. A necessity to pivot at any moment prevented me from diving deep into a lesson, and from feeling like Dalton was my next home.</text:p>
      <text:p text:style-name="Normal">But those downsides seemed superfluous and fixable. The essence of the job - to connect with students and re-connect with computer science - would always be there. So I took a risk and I chose Dalton.</text:p>
      <text:p text:style-name="Normal">Lately I find myself needing to re-choose Dalton every day. The challenges that were there when I started largely remain. To do my best work, I remind myself of the payoffs that come when students start to master material they never thought they could. <text:s text:c="1"/></text:p>
      <text:p text:style-name="Normal">My goal is to make Dalton more of a home for me, and for my colleagues. I want to define structures in which teachers can confidently play with their course material. Like a jungle-gym, a firm and clear structure allows more creative and athletic play. My goal is to define Dalton’s goals and how they apply within each department and course, and also to define where a teacher has autonomy.</text:p>
      <text:p text:style-name="Normal">I want to connect STEM to real life and show off my excitement for it which I think excites the students. My relationship with STEM started as fun subject, and over time became something much more serious. I started learning computer science in college. I was torn between chemistry and computer science but thought that computer science would allow me to work in more fields. By my third year, I had done very well and NASA had contacted me help rewrite their Launch Control Center. I accepted but, just weeks before I went to leave for Cape Canaveral, in a routine check-up my family and I learned I was harboring cancer in the form of two large tumors in my thyroid, which needed to be removed immediately. I was twenty. I had to say no to NASA, no to even returning to school, and focus on fixing this problem. I had surgeries and radiation. In an act of foreshadowing, I filled my down time by volunteering at my former elementary school. The kids loved me, calling me “Villie” (short for Villanova), which became “Billie”, then, being kids, “Billie Goat”. I had a great time as Billie Goat, and with my undertaking as a cancer patient, I felt a change in me as much more sensitive to the pain of others and much more interested in science and technology as ways we can fix problems that appear at first unsurmountable.</text:p>
      <text:p text:style-name="Normal">I went back to school with new focus. I wrote and sold a compression program. I entered scripting contests through MIT. And when I was done with school I went to Seattle and worked for a handful tech firms. I was also briefly on Amazon.com’s ultimate frisbee team. Then I came to New York to pursue some non-technical interests and also work in an educational-technology company where I worked for a long time as an engineer, a manager and designer.</text:p>
      <text:p text:style-name="Normal">Now as a teacher I have gusto, less to design new technology, but to get others to discuss big ideas. To get them to write excellent code that elevates them and has a chance of making an impact on the world. </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